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size="15pt" fo:font-weight="normal" officeooo:rsid="0001774e" officeooo:paragraph-rsid="0001774e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style:font-name="Montserrat" fo:letter-spacing="normal" fo:font-style="normal"/>
    </style:style>
    <style:style style:name="T2" style:family="text">
      <style:text-properties fo:font-variant="normal" fo:text-transform="none" style:font-name="Montserrat" fo:letter-spacing="normal" fo:font-style="normal" officeooo:rsid="0001774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R</text:span><text:span text:style-name="T1">elational diagram</text:span> </text:p>
      <text:p text:style-name="P1"/>
      <text:p text:style-name="P1"/>
      <text:p text:style-name="P2">Hotel(<text:span text:style-name="T4">hotel_id , </text:span><text:span text:style-name="T6">hotel_name, #type_id</text:span>)</text:p>
      <text:p text:style-name="P2">Type(<text:span text:style-name="T4">Type_id,</text:span><text:span text:style-name="T6"> type_name</text:span>)</text:p>
      <text:p text:style-name="P2">Room(<text:span text:style-name="T4">Room_id,</text:span><text:span text:style-name="T6"> floor, #hotel_id, #categorie_id</text:span>)</text:p>
      <text:p text:style-name="P2">Category(<text:span text:style-name="T4">Category_id,</text:span><text:span text:style-name="T6"> category_name, price, beds_numbers</text:span>)</text:p>
      <text:p text:style-name="P2">Employee(<text:span text:style-name="T4">Employee_id,</text:span><text:span text:style-name="T6"> employee_name, employee_speciality, #hotel_id, #leader_id</text:span>)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ontserrat" svg:font-family="Montserrat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05T08:56:20.506000000</meta:creation-date>
    <dc:date>2022-07-05T09:04:55.120000000</dc:date>
    <meta:editing-duration>PT8M37S</meta:editing-duration>
    <meta:editing-cycles>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6" meta:word-count="21" meta:character-count="264" meta:non-whitespace-character-count="248"/>
  </office:meta>
</office:document-meta>
</file>